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text-properties fo:font-size="8pt" style:font-size-asian="8pt" style:font-size-complex="8pt"/>
    </style:style>
    <style:style style:name="P13" style:family="paragraph" style:parent-style-name="Footer">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cm" fo:margin-bottom="0.499cm" fo:background-color="#000000">
        <style:background-image/>
      </style:paragraph-properties>
      <style:text-properties fo:color="#f8f8f8"/>
    </style:style>
    <style:style style:name="P15" style:family="paragraph" style:parent-style-name="Preformatted_20_Text">
      <style:paragraph-properties fo:background-color="#000000">
        <style:background-image/>
      </style:paragraph-properties>
    </style:style>
    <style:style style:name="P16"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008000"/>
    </style:style>
    <style:style style:name="T8" style:family="text">
      <style:text-properties fo:color="#9966cc"/>
    </style:style>
    <style:style style:name="T9" style:family="text">
      <style:text-properties fo:color="#ff950e"/>
    </style:style>
    <style:style style:name="T10" style:family="text">
      <style:text-properties style:font-name="Trebuchet MS"/>
    </style:style>
    <style:style style:name="T11" style:family="text">
      <style:text-properties style:font-name="Trebuchet MS" fo:font-size="12pt" fo:font-style="italic" style:text-underline-style="none" style:font-size-asian="10.5pt" style:font-style-asian="italic" style:font-size-complex="12pt" style:font-style-complex="italic"/>
    </style:style>
    <style:style style:name="T12" style:family="text">
      <style:text-properties style:font-name="Trebuchet MS" fo:font-size="12pt" fo:font-style="italic" style:text-underline-style="none" fo:font-weight="bold" style:font-size-asian="10.5pt" style:font-style-asian="italic" style:font-weight-asian="bold" style:font-size-complex="12pt" style:font-style-complex="italic" style:font-weight-complex="bold"/>
    </style:style>
    <style:style style:name="T13" style:family="text">
      <style:text-properties style:font-name="Trebuchet MS" fo:font-size="12pt" fo:font-style="italic" style:text-underline-style="none" fo:font-weight="normal" style:font-size-asian="10.5pt" style:font-style-asian="italic" style:font-weight-asian="normal" style:font-size-complex="12pt" style:font-style-complex="italic" style:font-weight-complex="normal"/>
    </style:style>
    <style:style style:name="T14" style:family="text">
      <style:text-properties style:font-name="Trebuchet MS" fo:font-size="12pt" fo:font-style="normal" style:text-underline-style="none" style:font-size-asian="10.5pt" style:font-style-asian="normal" style:font-size-complex="12pt" style:font-style-complex="normal"/>
    </style:style>
    <style:style style:name="T15" style:family="text">
      <style:text-properties style:font-name="Trebuchet MS" fo:font-size="12pt" fo:font-style="normal" style:text-underline-style="none" fo:font-weight="bold" style:font-size-asian="10.5pt" style:font-style-asian="normal" style:font-weight-asian="bold" style:font-size-complex="12pt" style:font-style-complex="normal" style:font-weight-complex="bold"/>
    </style:style>
    <style:style style:name="T16" style:family="text">
      <style:text-properties style:font-name="Trebuchet M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style:font-name="Trebuchet MS" fo:font-size="12pt" style:text-underline-style="none" style:font-size-asian="10.5pt" style:font-size-complex="12pt"/>
    </style:style>
    <style:style style:name="T18" style:family="text">
      <style:text-properties style:font-name="Trebuchet MS" fo:font-size="12pt" style:font-size-asian="10.5pt" style:font-size-complex="12pt"/>
    </style:style>
    <style:style style:name="T19" style:family="text">
      <style:text-properties fo:color="#666666" style:font-name="Trebuchet MS"/>
    </style:style>
    <style:style style:name="T20" style:family="text">
      <style:text-properties fo:color="#666666" style:font-name="Trebuchet MS" fo:font-size="8pt" style:font-size-asian="8pt" style:font-size-complex="8pt"/>
    </style:style>
    <style:style style:name="T21" style:family="text">
      <style:text-properties style:use-window-font-color="true"/>
    </style:style>
    <style:style style:name="T22" style:family="text">
      <style:text-properties fo:color="#0099ff" style:font-name="DejaVu Sans Mono" fo:font-size="12pt" fo:font-style="normal" style:text-underline-style="none" style:font-size-asian="10.5pt" style:font-style-asian="normal" style:font-size-complex="12pt" style:font-style-complex="normal"/>
    </style:style>
    <style:style style:name="T23" style:family="text">
      <style:text-properties fo:color="#99ccf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6"><text:span text:style-name="T21"/></text:p>
        <text:p text:style-name="P16"><text:span text:style-name="T6"><text:s/>void</text:span> <text:span text:style-name="T23">main</text:span>(<text:span text:style-name="T6">void</text:span>)</text:p>
        <text:p text:style-name="P16"><text:s/>{</text:p>
        <text:p text:style-name="P16"><text:s text:c="5"/><text:span text:style-name="T8">vec4</text:span> <text:span text:style-name="T21">modelVertex</text:span> = <text:span text:style-name="T21">u_modelViewMatrix * in_vertex;</text:span></text:p>
        <text:p text:style-name="P16"><text:s text:c="5"/><text:span text:style-name="T7">...</text:span></text:p>
        <text:p text:style-name="P16"><text:s text:c="5"/><text:span text:style-name="T9">gl_Position</text:span> = <text:span text:style-name="T21">u_projectionMatrix</text:span> * <text:span text:style-name="T21">modelVertex</text:span>;</text:p>
        <text:p text:style-name="P14"><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4">Confusing, right? Let's focus on just the lighting for now.</text:span></text:p>
      <text:p text:style-name="P9"><text:span text:style-name="T14"/></text:p>
      <text:p text:style-name="P9"><text:span text:style-name="T14"/></text:p>
      <text:p text:style-name="P10"><text:span text:style-name="T10">Normal Mapping</text:span></text:p>
      <text:p text:style-name="P9"><text:span text:style-name="T14"/></text:p>
      <text:p text:style-name="P9"><text:span text:style-name="T14">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4"/></text:p>
      <text:p text:style-name="P9"><text:span text:style-name="T14">We'll use something called a normal map.</text:span></text:p>
      <text:p text:style-name="P9"><text:span text:style-name="T14"/></text:p>
      <text:p text:style-name="P9"><text:span text:style-name="T14">A normal map describes itself perfectly – it's a map of normals. In addition to the texture we're using, we'll use another texture the same size, but instead of mapping colour pixels, we'll be mapping the normal at each pixel.</text:span></text:p>
      <text:p text:style-name="P9"><text:span text:style-name="T14"/></text:p>
      <text:p text:style-name="P9"><text:span text:style-name="T14">I'll say that again. For each colour pixel, we have a normal associated with that point on the texture. This effectively lets us do lighting calculations on the texture as if each pixel is a separate surface.</text:span></text:p>
      <text:p text:style-name="P9"><text:span text:style-name="T14"/></text:p>
      <text:p text:style-name="P9"><text:span text:style-name="T14">When we used normals in the past in lighting calculations, we couldn't just use the normal vector. We had to do something like this:</text:span></text:p>
      <text:p text:style-name="P9"><text:span text:style-name="T14"/></text:p>
      <text:section text:style-name="Sect1" text:name="Section1">
        <text:p text:style-name="P15"/>
        <text:p text:style-name="P16"><text:s/><text:span text:style-name="T6">void</text:span> <text:span text:style-name="T23">main</text:span>(<text:span text:style-name="T6">void</text:span>)</text:p>
        <text:p text:style-name="P16"><text:s/>{</text:p>
        <text:p text:style-name="P16"><text:s text:c="5"/><text:span text:style-name="T7">...</text:span></text:p>
        <text:p text:style-name="P16"><text:s text:c="5"/>ex_normal = <text:span text:style-name="T23">normalize</text:span>(<text:span text:style-name="T21">modelViewMatrix3x3</text:span> * <text:span text:style-name="T23">normalize</text:span>(in_normal));</text:p>
        <text:p text:style-name="P16"><text:s text:c="5"/><text:span text:style-name="T7">...</text:span></text:p>
        <text:p text:style-name="P14"><text:s/>}<text:line-break/></text:p>
      </text:section>
      <text:p text:style-name="P9"><text:span text:style-name="T14">Look familiar? By definition, the normal needs to be normalized, which is why we use </text:span><text:span text:style-name="T22">normalize</text:span><text:span text:style-name="T14"> so much, but other than that, it's easy to see that we're just converting it to model space using the 3x3 equivalent of the model view matrix.</text:span></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oft-page-break/><text:span text:style-name="T14">Seems simple enough, so we just do this in the fragment shader, right?</text:span></text:p>
      <text:p text:style-name="P9"><text:span text:style-name="T14"/></text:p>
      <text:section text:style-name="Sect1" text:name="Section2">
        <text:p text:style-name="P15"/>
        <text:p text:style-name="P16"><text:s/><text:span text:style-name="T6">void</text:span> <text:span text:style-name="T23">main</text:span>(<text:span text:style-name="T6">void</text:span>)</text:p>
        <text:p text:style-name="P16"><text:s/>{</text:p>
        <text:p text:style-name="P16"><text:s text:c="5"/><text:span text:style-name="T7">...</text:span></text:p>
        <text:p text:style-name="P16"><text:s text:c="5"/><text:span text:style-name="T8">vec3</text:span> normal = <text:span text:style-name="T23">texture</text:span>(u_normalMap, ex_texCoord).xyz;</text:p>
        <text:p text:style-name="P16"><text:s text:c="5"/><text:span text:style-name="T8">vec3</text:span> finalNormal = <text:span text:style-name="T23">normalize</text:span>(modelViewMatrix3x3 * <text:span text:style-name="T23">normalize</text:span>(normal));</text:p>
        <text:p text:style-name="P16"><text:s text:c="5"/><text:span text:style-name="T7">...</text:span></text:p>
        <text:p text:style-name="P14"><text:s/>}<text:line-break/></text:p>
      </text:section>
      <text:p text:style-name="P9"><text:span text:style-name="T14">Not quite. When we previously converted the normal to model space, we were using the normal of the surface in model space coordinates. However, the normals at each pixel in our texture have no concept of position or orientation in model space. So if we can't represent our normals in model space, how do we do it?</text:span></text:p>
      <text:p text:style-name="P9"><text:span text:style-name="T14"/></text:p>
      <text:p text:style-name="P9"><text:span text:style-name="T14"/></text:p>
      <text:p text:style-name="P10"><text:span text:style-name="T10">Tangent Space</text:span></text:p>
      <text:p text:style-name="P9"><text:span text:style-name="T14"/></text:p>
      <text:p text:style-name="P9"><text:span text:style-name="T14">What if we represented the normals relative to the flat texture they're pointing out from? For example, where the texture is flat, the normal would be pointing directly out from the texture, and so it would be (0, 0, 1). In fact, the normals will very much be biased in the z direction.</text:span></text:p>
      <text:p text:style-name="P9"><text:span text:style-name="T14"/></text:p>
      <text:p text:style-name="P9"><text:span text:style-name="T14">By representing the normals in this way, we're actually representing them in a new space, relative to the 2D surface. So how do we go about defining this new space? A space is defined by three directions: Left, Up, and Forward. In fact, a better way to describe these is just x, y, and z. But what do we use? Actually, we already have our z direction – it's just the </text:span><text:span text:style-name="T12">normal</text:span><text:span text:style-name="T14"> of the 2D surface.</text:span></text:p>
      <text:p text:style-name="P9"><text:span text:style-name="T14"/></text:p>
      <text:p text:style-name="P9"><text:span text:style-name="T14">Figuring out x and y is a bit more involved, but you should already have a general idea of what they'll be. If z is pointing out of the surface, then x and y will point perpendicular to each other and to z. That is to say, x and y will form a right angle on the surface itself.</text:span></text:p>
      <text:p text:style-name="P9"><text:span text:style-name="T14"/></text:p>
      <text:p text:style-name="P9"><text:span text:style-name="T14">Any vector which is perfectly parallel and aligned with a surface is called a tangent. You may have heard this term used to describe a line which goes past a circle, not intersecting it but touching it exactly once. This is why tangent space is called tangent space.</text:span></text:p>
      <text:p text:style-name="P9"><text:span text:style-name="T14"/></text:p>
      <text:p text:style-name="P9"><text:span text:style-name="T14">What we want are two tangents which are perpendicular to each other. But which tangents should we use? On a circle, each point has exactly one tangent, but in 3D space, each surface has an infinite number of tangents!</text:span></text:p>
      <text:p text:style-name="P9"><text:span text:style-name="T14"/></text:p>
      <text:p text:style-name="P9"><text:span text:style-name="T14">Well, it doesn't matter which tangents we use, as long as they're perpendicular. It's quite simple to get our first </text:span><text:span text:style-name="T12">tangent</text:span><text:span text:style-name="T14"> – we just subtract one vertex from another vertex, on our surface. The other tangent, which we can call the </text:span><text:span text:style-name="T12">bitangent</text:span><text:span text:style-name="T16">, is just the cross product of our </text:span><text:span text:style-name="T12">tangent</text:span><text:span text:style-name="T16"> and </text:span><text:span text:style-name="T12">normal</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666666" style:font-name="Trebuchet MS"/>
    </style:style>
    <style:style style:name="MT2" style:family="text">
      <style:text-properties fo:color="#666666" style:font-name="Trebuchet MS" fo:font-size="8pt" style:font-size-asian="8pt" style:font-size-complex="8pt"/>
    </style:style>
    <style:style style:name="MT3" style:family="text">
      <style:text-properties fo:color="#000080" style:font-name="Trebuchet M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text:span></text:p>
        <text:p text:style-name="MP2"><text:span text:style-name="MT1"/></text:p>
        <text:p text:style-name="MP3"><text:span text:style-name="MT2">This work is licensed under the Creative Commons Attribution-ShareAlike 3.0 Unported License.</text:span></text:p>
        <text:p text:style-name="MP3"><text:span text:style-name="MT2">To view a copy of this license, visit </text:span><text:a xlink:type="simple" xlink:href="http://creativecommons.org/licenses/by-sa/3.0/deed.en_US"><text:span text:style-name="MT3">http://creativecommons.org/licenses/by-sa/3.0/deed.en_US</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8T00:52:05</dc:date>
    <meta:editing-duration>PT6H11M21S</meta:editing-duration>
    <meta:editing-cycles>29</meta:editing-cycles>
    <meta:generator>LibreOffice/3.5$Linux_X86_64 LibreOffice_project/350m1$Build-2</meta:generator>
    <meta:document-statistic meta:table-count="0" meta:image-count="0" meta:object-count="0" meta:page-count="3" meta:paragraph-count="55" meta:word-count="1046" meta:character-count="5964" meta:non-whitespace-character-count="4914"/>
  </office:meta>
</office:document-meta>
</file>